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84cm" fo:min-width="2.234cm"/>
    </style:style>
    <style:style style:name="gr2" style:family="graphic" style:parent-style-name="standard">
      <style:graphic-properties draw:textarea-horizontal-align="justify" draw:textarea-vertical-align="middle" draw:auto-grow-height="false" fo:min-height="2.387cm" fo:min-width="2.137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4.199cm"/>
    </style:style>
    <style:style style:name="gr4" style:family="graphic" style:parent-style-name="objectwithoutfill">
      <style:graphic-properties draw:marker-end="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5cm" fo:min-width="0.8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.8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1.5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color="#000000" style:font-name="Helvetica1" fo:font-size="12pt" fo:font-style="italic" style:font-name-asian="Helvetica1" style:font-size-asian="12pt" style:font-style-asian="italic" style:font-name-complex="Helvetica1" style:font-size-complex="12pt" style:font-style-complex="italic"/>
    </style:style>
    <style:style style:name="T5" style:family="text">
      <style:text-properties fo:color="#000000" style:font-name="Helvetica1" fo:font-size="12pt" fo:font-style="normal" style:font-name-asian="Helvetica1" style:font-size-asian="12pt" style:font-style-asian="normal" style:font-name-complex="Helvetica1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34cm" svg:height="2.734cm" svg:x="1.503cm" svg:y="2.008cm">
          <text:p text:style-name="P1"><text:span text:style-name="T1">Spreadshe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2.921cm" svg:height="2.921cm" svg:x="8.791cm" svg:y="1.89cm">
          <text:p text:style-name="P1"><text:span text:style-name="T2"><text:s text:c="3"/></text:span><text:span text:style-name="T2">Enter Data <text:s text:c="2"/></text:span></text:p>
          <text:p text:style-name="P1"><text:span text:style-name="T3"/></text:p>
          <text:p text:style-name="P1"><text:span text:style-name="T3">All attributes are </text:span></text:p>
          <text:p text:style-name="P1"><text:span text:style-name="T3">added to the </text:span></text:p>
          <text:p text:style-name="P1"><text:span text:style-name="T3">table</text:span></text:p>
          <text:p text:style-name="P1"><text:span text:style-name="T2"><text:s text:c="22"/></text:span></text:p>
          <text:p text:style-name="P1"><text:span text:style-name="T3">Item 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699cm" svg:height="1.524cm" svg:x="14.843cm" svg:y="2.573cm">
          <text:p text:style-name="P1"><text:span text:style-name="T1"><text:tab/></text:span><text:span text:style-name="T1"> <text:s text:c="2"/></text:span><text:span text:style-name="T1">Spreadsheet on </text:span></text:p>
          <text:p text:style-name="P1"><text:span text:style-name="T1"><text:s text:c="3"/></text:span><text:span text:style-name="T1">Hard Disk</text:span></text:p>
          <draw:enhanced-geometry svg:viewBox="0 0 21600 21600" draw:type="rectangle" draw:enhanced-path="M 0 0 L 21600 0 21600 21600 0 21600 0 0 Z N"/>
        </draw:custom-shape>
        <draw:line draw:style-name="gr4" draw:layer="layout" svg:x1="16.367cm" svg:y1="2.577cm" svg:x2="16.367cm" svg:y2="4.101cm">
          <text:p/>
        </draw:line>
        <draw:connector draw:style-name="gr5" draw:layer="layout" draw:type="line" svg:x1="4.237cm" svg:y1="3.375cm" svg:x2="8.791cm" svg:y2="3.35cm" draw:start-shape="id1" draw:start-glue-point="7" draw:end-shape="id2" svg:d="M4237 3375l4554-25" svg:viewBox="0 0 4555 26">
          <text:p/>
        </draw:connector>
        <draw:connector draw:style-name="gr5" draw:layer="layout" draw:type="line" svg:x1="11.712cm" svg:y1="3.35cm" svg:x2="14.843cm" svg:y2="3.335cm" draw:start-shape="id2" draw:start-glue-point="1" draw:end-shape="id3" draw:end-glue-point="3" svg:d="M11712 3350l3131-15" svg:viewBox="0 0 3132 16">
          <text:p/>
        </draw:connector>
        <draw:frame draw:style-name="gr6" draw:text-style-name="P5" draw:layer="layout" svg:width="1.552cm" svg:height="1.081cm" svg:x="5.544cm" svg:y="2.459cm">
          <draw:text-box>
            <text:p text:style-name="P4"><text:span text:style-name="T4">Cost</text:span></text:p>
            <text:p text:style-name="P4"><text:span text:style-name="T4">Value</text:span></text:p>
          </draw:text-box>
        </draw:frame>
        <draw:frame draw:style-name="gr7" draw:text-style-name="P5" draw:layer="layout" svg:width="2.382cm" svg:height="1.081cm" svg:x="11.987cm" svg:y="2.32cm">
          <draw:text-box>
            <text:p text:style-name="P4"><text:span text:style-name="T4">New </text:span></text:p>
            <text:p text:style-name="P4"><text:span text:style-name="T4">Total Cost</text:span></text:p>
          </draw:text-box>
        </draw:frame>
        <draw:custom-shape draw:style-name="gr2" draw:text-style-name="P3" xml:id="id5" draw:id="id5" draw:layer="layout" svg:width="2.921cm" svg:height="2.921cm" svg:x="8.791cm" svg:y="6.89cm">
          <text:p text:style-name="P1"><text:span text:style-name="T2"><text:s text:c="4"/></text:span><text:span text:style-name="T2">Add to Table <text:s text:c="3"/></text:span></text:p>
          <text:p text:style-name="P1"><text:span text:style-name="T3"/></text:p>
          <text:p text:style-name="P1"><text:span text:style-name="T3">Update the </text:span></text:p>
          <text:p text:style-name="P1"><text:span text:style-name="T3">Respective </text:span></text:p>
          <text:p text:style-name="P1"><text:span text:style-name="T3">attributes</text:span></text:p>
          <text:p text:style-name="P1"><text:span text:style-name="T2"><text:s text:c="22"/></text:span></text:p>
          <text:p text:style-name="P1"><text:span text:style-name="T3">Item 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.077cm" svg:height="1.911cm" svg:x="10.144cm" svg:y="4.892cm">
          <draw:text-box>
            <text:p text:style-name="P4"><text:span text:style-name="T5">New</text:span></text:p>
            <text:p text:style-name="P4"><text:span text:style-name="T4">Quantity</text:span></text:p>
            <text:p text:style-name="P4"><text:span text:style-name="T5">Or</text:span></text:p>
            <text:p text:style-name="P4"><text:span text:style-name="T4">Value</text:span></text:p>
          </draw:text-box>
        </draw:frame>
        <draw:custom-shape draw:style-name="gr1" draw:text-style-name="P2" xml:id="id4" draw:id="id4" draw:layer="layout" svg:width="2.734cm" svg:height="2.734cm" svg:x="1.504cm" svg:y="7.009cm">
          <text:p text:style-name="P1"><text:span text:style-name="T1">Custom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layer="layout" draw:type="line" svg:x1="4.238cm" svg:y1="8.376cm" svg:x2="8.791cm" svg:y2="8.35cm" draw:start-shape="id4" draw:start-glue-point="7" draw:end-shape="id5" svg:d="M4238 8376l4553-26" svg:viewBox="0 0 4554 27">
          <text:p/>
        </draw:connector>
        <draw:frame draw:style-name="gr6" draw:text-style-name="P5" draw:layer="layout" svg:width="1.552cm" svg:height="1.496cm" svg:x="5.544cm" svg:y="6.95cm">
          <draw:text-box>
            <text:p text:style-name="P4"><text:span text:style-name="T4">Cost</text:span></text:p>
            <text:p text:style-name="P4"><text:span text:style-name="T5">or</text:span></text:p>
            <text:p text:style-name="P4"><text:span text:style-name="T4">Value</text:span></text:p>
          </draw:text-box>
        </draw:frame>
        <draw:connector draw:style-name="gr5" draw:layer="layout" draw:type="line" svg:x1="10.251cm" svg:y1="6.89cm" svg:x2="10.251cm" svg:y2="4.811cm" draw:start-shape="id5" draw:end-shape="id2" draw:end-glue-point="2" svg:d="M10251 6890v-2079" svg:viewBox="0 0 1 20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" draw:marker-end-width="0.2cm" draw:marker-end-center="false" draw:stroke-linejoin="none" svg:stroke-linecap="butt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_20_1" draw:fill-image-width="0cm" draw:fill-image-height="0cm" draw:fit-to-size="shrink-to-fit" draw:fit-to-contour="false" fo:padding-top="0cm" fo:padding-bottom="0cm" fo:padding-left="0cm" fo:padding-right="0cm"/>
      <style:paragraph-properties fo:text-align="center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11:57:07.052195000</meta:creation-date>
    <dc:date>2014-10-25T10:39:34.364157000</dc:date>
    <meta:editing-duration>PT1H6M51S</meta:editing-duration>
    <meta:editing-cycles>15</meta:editing-cycles>
    <meta:generator>LibreOffice/4.3.2.2$MacOSX_x86 LibreOffice_project/edfb5295ba211bd31ad47d0bad0118690f76407d</meta:generator>
    <meta:document-statistic meta:object-count="14"/>
  </office:meta>
</office:document-meta>
</file>